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M Mono 8" svg:font-family="'LM Mono 8'" style:font-pitch="variable"/>
    <style:font-face style:name="LM Mono 81" svg:font-family="'LM Mono 8'" style:font-pitch="fixed"/>
    <style:font-face style:name="LM Mono 82" svg:font-family="'LM Mono 8'" style:font-adornments="8 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margin-top="0.5cm" fo:margin-bottom="0cm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Apparmor and Seccomp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Linux Security tools used in Kubernetes</text:p>
          </draw:text-box>
        </draw:frame>
        <draw:frame draw:style-name="gr1" draw:text-style-name="P3" draw:layer="layout" svg:width="12.065cm" svg:height="1.27cm" svg:x="13.97cm" svg:y="13.335cm">
          <draw:text-box>
            <text:p>2022-09-21, Lars.g.ekman@est.tech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pparmor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Restrict access to resources based on profiles</text:p>
              </text:list-item>
              <text:list-item>
                <text:p>Profiles usually in /<text:span text:style-name="T1">etc/apparmor.d/</text:span></text:p>
              </text:list-item>
              <text:list-item>
                <text:p><text:span text:style-name="T1">Compiled and loaded into the kernel with “apparmor_parse”</text:span></text:p>
              </text:list-item>
              <text:list-item>
                <text:p><text:span text:style-name="T1">Check with “sudo aa-status”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mo - apparmor without K8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tart a VM (not your laptop!). “aa-enabled” - why “Yes”?</text:p>
              </text:list-item>
              <text:list-item>
                <text:p>Handle profiles with “apparmor_parse”</text:p>
              </text:list-item>
              <text:list-item>
                <text:p>Learn what an application needs with “Complain mode”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pparmor in K8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2">K8s default profile loaded by the CRI-plugin (cri-o, containerd) using “</text:span><text:span text:style-name="T1">apparmor_parse”</text:span></text:p>
              </text:list-item>
              <text:list-item>
                <text:p text:style-name="P4"><text:span text:style-name="T1">When apparmor is enabled on the K8s node </text:span><text:span text:style-name="T3">all</text:span><text:span text:style-name="T1"> unprivileged containers will have the default profile enforced, unless explicitly disabled</text:span></text:p>
              </text:list-item>
              <text:list-item>
                <text:p text:style-name="P4"><text:span text:style-name="T1">If an apparmor annotation is specified, the POD will </text:span><text:span text:style-name="T4">not be scheduled</text:span><text:span text:style-name="T1"> to nodes without apparmor (and the desired profile). This affects KinD.</text:span></text:p>
              </text:list-item>
              <text:list-item>
                <text:p text:style-name="P4"><text:span text:style-name="T1">Custom profiles must be loaded “in some way” on the K8s node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mo - apparmor in K8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tart cluster <text:span text:style-name="T4">without</text:span> apparmor and a POD with annotation</text:p>
              </text:list-item>
              <text:list-item>
                <text:p text:style-name="P4">Start cluster <text:span text:style-name="T4">with</text:span> apparmor and a POD with/without annotation</text:p>
              </text:list-item>
              <text:list-item>
                <text:p text:style-name="P4"><text:span text:style-name="T2">Load Meridio on a cluster with apparmor </text:span>(takes ~2m, questions?) and check with “aa-status”. All Meridio processes are in enforced mode, profile cri-containerd.apparmor.d</text:p>
              </text:list-item>
              <text:list-item>
                <text:p text:style-name="P4">Check seccomp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eccomp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Restrict kernel system calls (e.g. write, kill) for <text:s/>processes</text:p>
              </text:list-item>
              <text:list-item>
                <text:p>I found no easy way to use seccomp directly on Linux, only in containers</text:p>
              </text:list-item>
              <text:list-item>
                <text:p>Can be enabled in KinD v0.15.0</text:p>
              </text:list-item>
              <text:list-item>
                <text:p>A bit tricky to check a containers profil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KinD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Both Apparmor and Seccomp are kernel entities which is a problem</text:p>
              </text:list-item>
              <text:list-item>
                <text:p text:style-name="P4">Seccomp can be enabled (kind v0.15)</text:p>
              </text:list-item>
              <text:list-item>
                <text:p text:style-name="P4">Apparmor is not enabled in KinD. PODs using apparmor annotations will not be scheduled. It is uncertain if apparmor can be used in KinD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mo – KinD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Check the kind version and config</text:p>
              </text:list-item>
              <text:list-item>
                <text:p>Start kind with the Meridio e2e setup (~2m)</text:p>
              </text:list-item>
              <text:list-item>
                <text:p>Check seccomp status for Meridio processes</text:p>
              </text:list-item>
              <text:list-item>
                <text:p>Copy “aa-status” and “aa-enabled” to a kind node</text:p>
              </text:list-item>
              <text:list-item>
                <text:p>Mount the securityfs in kind and run aa-statu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References</text:p>
          </draw:text-box>
        </draw:frame>
        <draw:frame presentation:style-name="pr4" draw:text-style-name="P1" draw:layer="layout" svg:width="25.199cm" svg:height="3.3cm" svg:x="1.4cm" svg:y="3.685cm" presentation:class="outline" presentation:user-transformed="true">
          <draw:text-box>
            <text:list text:style-name="L2">
              <text:list-item>
                <text:p><text:a xlink:href="https://kubernetes.io/docs/tutorials/security/apparmor/" xlink:type="simple">Apparmor in K8s</text:a></text:p>
              </text:list-item>
              <text:list-item>
                <text:p><text:a xlink:href="https://kubernetes.io/docs/tutorials/security/seccomp/" xlink:type="simple">Seccomp in K8s</text:a></text:p>
              </text:list-item>
              <text:list-item>
                <text:p><text:a xlink:href="https://github.com/Nordix/xcluster/tree/master/ovl/apparmor" xlink:type="simple">Apparmor ovl with this demo</text:a></text:p>
              </text:list-item>
            </text:list>
          </draw:text-box>
        </draw:frame>
        <draw:frame draw:style-name="gr3" draw:text-style-name="P3" draw:layer="layout" svg:width="24.765cm" svg:height="1.187cm" svg:x="1.905cm" svg:y="7.62cm">
          <draw:text-box>
            <text:p/>
          </draw:text-box>
        </draw:frame>
        <draw:frame draw:style-name="gr4" draw:text-style-name="P3" draw:layer="layout" svg:width="24.13cm" svg:height="6.444cm" svg:x="1.905cm" svg:y="8.255cm">
          <draw:text-box>
            <text:p>mount | grep securityfs</text:p>
            <text:p>mount -t securityfs securityfs /sys/kernel/security</text:p>
            <text:p>cat /sys/kernel/security/apparmor/profiles</text:p>
            <text:p>aa-enabled</text:p>
            <text:p>aa-status</text:p>
            <text:p>apparmor_parser</text:p>
            <text:p>kubectl exec -n red $pod -- cat /proc/1/status | grep -i seccomp</text:p>
            <text:p>crictl ps</text:p>
            <text:p>crictl inspect 19c7b9faa6f17 | jq .info.runtimeSpec.linux.seccomp</text:p>
            <text:p/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M Mono 8" svg:font-family="'LM Mono 8'" style:font-pitch="variable"/>
    <style:font-face style:name="LM Mono 81" svg:font-family="'LM Mono 8'" style:font-pitch="fixed"/>
    <style:font-face style:name="LM Mono 82" svg:font-family="'LM Mono 8'" style:font-adornments="8 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M Mono 82" fo:font-family="'LM Mono 8'" style:font-style-name="8 Regular" style:font-pitch="fixed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16T13:47:07.387532804</meta:creation-date>
    <dc:date>2022-09-21T08:03:57.702681537</dc:date>
    <meta:editing-duration>PT12H41M17S</meta:editing-duration>
    <meta:editing-cycles>50</meta:editing-cycles>
    <meta:generator>LibreOffice/7.3.5.2$Linux_X86_64 LibreOffice_project/30$Build-2</meta:generator>
    <meta:document-statistic meta:object-count="60"/>
  </office:meta>
</office:document-meta>
</file>